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font-size="12pt"/>
    </style:style>
    <style:style style:name="gr1" style:family="graphic">
      <style:graphic-properties draw:textarea-horizontal-align="justify" draw:textarea-vertical-align="middle" draw:auto-grow-height="false" fo:min-height="0.8047in" fo:min-width="1.4055in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318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329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3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329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296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307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285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0.3417in" fo:min-width="0.34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0.3346in" fo:min-width="0.33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0.3654in" fo:min-width="0.36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textarea-horizontal-align="justify" draw:textarea-vertical-align="middle" draw:auto-grow-height="false" fo:min-height="0.4126in" fo:min-width="0.41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textarea-horizontal-align="justify" draw:textarea-vertical-align="middle" draw:auto-grow-height="false" fo:min-height="0.3965in" fo:min-width="0.39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textarea-horizontal-align="justify" draw:textarea-vertical-align="middle" draw:auto-grow-height="false" fo:min-height="0.3583in" fo:min-width="0.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textarea-horizontal-align="justify" draw:textarea-vertical-align="middle" draw:auto-grow-height="false" fo:min-height="0.3736in" fo:min-width="0.373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textarea-horizontal-align="justify" draw:textarea-vertical-align="middle" draw:auto-grow-height="false" fo:min-height="0.3898in" fo:min-width="0.38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textarea-horizontal-align="justify" draw:textarea-vertical-align="middle" draw:auto-grow-height="false" fo:min-height="0.4047in" fo:min-width="0.404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textarea-horizontal-align="justify" draw:textarea-vertical-align="middle" draw:auto-grow-height="false" fo:min-height="0.3819in" fo:min-width="0.381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0" style:family="graphic">
      <style:graphic-properties draw:textarea-horizontal-align="justify" draw:textarea-vertical-align="middle" draw:auto-grow-height="false" fo:min-height="0.8957in" fo:min-width="1.4563in" fo:wrap-option="no-wrap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0.35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0.340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0.351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0.241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5" style:family="graphic">
      <style:graphic-properties draw:textarea-horizontal-align="justify" draw:textarea-vertical-align="middle" draw:auto-grow-height="false" fo:min-height="0.5126in" fo:min-width="0.48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textarea-horizontal-align="justify" draw:textarea-vertical-align="middle" draw:auto-grow-height="false" fo:min-height="0.4827in" fo:min-width="0.482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textarea-horizontal-align="justify" draw:textarea-vertical-align="middle" draw:auto-grow-height="false" fo:min-height="0.5362in" fo:min-width="0.536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draw:textarea-horizontal-align="justify" draw:textarea-vertical-align="middle" draw:auto-grow-height="false" fo:min-height="0.5209in" fo:min-width="0.52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9" style:family="graphic">
      <style:graphic-properties draw:textarea-horizontal-align="justify" draw:textarea-vertical-align="middle" draw:auto-grow-height="false" fo:min-height="0.5291in" fo:min-width="0.5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0" style:family="graphic">
      <style:graphic-properties draw:textarea-horizontal-align="justify" draw:textarea-vertical-align="middle" draw:auto-grow-height="false" fo:min-height="0.5063in" fo:min-width="0.506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1" style:family="graphic">
      <style:graphic-properties draw:textarea-horizontal-align="justify" draw:textarea-vertical-align="middle" draw:auto-grow-height="false" fo:min-height="0.5437in" fo:min-width="0.543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 2" draw:style-name="gr31" draw:text-style-name="P1" svg:width="0.7689in" svg:height="0.7689in" svg:x="2.1in" svg:y="0.78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" draw:name="Diagonal line 2" draw:style-name="gr9" draw:text-style-name="P1" svg:x1="3.5283in" svg:y1="0.4547in" svg:x2="3.9457in" svg:y2="0.872in"><text:p/></draw:line><draw:custom-shape text:anchor-type="paragraph" draw:z-index="2" draw:name="Shape 3" draw:style-name="gr30" draw:text-style-name="P1" svg:width="0.715in" svg:height="0.715in" svg:x="3.7811in" svg:y="0.828in"><text:p text:style-name="P1">1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 4" draw:style-name="gr29" draw:text-style-name="P1" svg:width="0.7476in" svg:height="0.7476in" svg:x="1.4681in" svg:y="1.5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 5" draw:style-name="gr28" draw:text-style-name="P1" svg:width="0.7362in" svg:height="0.7362in" svg:x="2.9299in" svg:y="-0.192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 6" draw:style-name="gr27" draw:text-style-name="P1" svg:width="0.7587in" svg:height="0.7587in" svg:x="0.8528in" svg:y="2.300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 7" draw:style-name="gr26" draw:text-style-name="P1" svg:width="0.6815in" svg:height="0.6815in" svg:x="2.4902in" svg:y="1.66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 9" draw:style-name="gr25" draw:text-style-name="P1" svg:width="0.6823in" svg:height="0.7252in" svg:x="2.1047in" svg:y="2.345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8" draw:name="Text Frame 1" draw:style-name="gr24" draw:text-style-name="P4" svg:width="0.3524in" svg:height="0.2421in" svg:x="3.1547in" svg:y="0.1035in"><draw:text-box><text:p text:style-name="P1"><text:span text:style-name="T1">1</text:span><text:span text:style-name="T1">2</text:span></text:p></draw:text-box></draw:frame><draw:frame text:anchor-type="paragraph" draw:z-index="9" draw:name="Text Frame 2" draw:style-name="gr2" draw:text-style-name="P2" svg:width="0.4287in" svg:height="0.3189in" svg:x="2.2646in" svg:y="1.0154in"><draw:text-box><text:p text:style-name="P1">6</text:p></draw:text-box></draw:frame><draw:frame text:anchor-type="paragraph" draw:z-index="10" draw:name="Text Frame 3" draw:style-name="gr23" draw:text-style-name="P2" svg:width="0.3516in" svg:height="0.3516in" svg:x="2.6602in" svg:y="1.8508in"><draw:text-box><text:p text:style-name="P1">8</text:p></draw:text-box></draw:frame><draw:frame text:anchor-type="paragraph" draw:z-index="11" draw:name="Text Frame 4" draw:style-name="gr22" draw:text-style-name="P2" svg:width="0.4295in" svg:height="0.3413in" svg:x="2.2535in" svg:y="2.5098in"><draw:text-box><text:p text:style-name="P1">7</text:p></draw:text-box></draw:frame><draw:frame text:anchor-type="paragraph" draw:z-index="12" draw:name="Text Frame 5" draw:style-name="gr21" draw:text-style-name="P2" svg:width="0.4512in" svg:height="0.3524in" svg:x="1.6382in" svg:y="1.7402in"><draw:text-box><text:p text:style-name="P1">3</text:p></draw:text-box></draw:frame><draw:frame text:anchor-type="paragraph" draw:z-index="13" draw:name="Text Frame 6" draw:style-name="gr8" draw:text-style-name="P2" svg:width="0.4835in" svg:height="0.2858in" svg:x="1.0228in" svg:y="2.5209in"><draw:text-box><text:p text:style-name="P1">1</text:p></draw:text-box></draw:frame><draw:line text:anchor-type="paragraph" draw:z-index="14" draw:name="Line 1" draw:style-name="gr9" draw:text-style-name="P1" svg:x1="2.6929in" svg:y1="0.8508in" svg:x2="3.0449in" svg:y2="0.4437in"><text:p/></draw:line><draw:line text:anchor-type="paragraph" draw:z-index="15" draw:name="Line 2" draw:style-name="gr9" draw:text-style-name="P1" svg:x1="2.6272in" svg:y1="1.5535in" svg:x2="2.6827in" svg:y2="1.6638in"><text:p/></draw:line><draw:line text:anchor-type="paragraph" draw:z-index="16" draw:name="Line 3" draw:style-name="gr9" draw:text-style-name="P1" svg:x1="2.2433in" svg:y1="1.4547in" svg:x2="2.0453in" svg:y2="1.6413in"><text:p/></draw:line><draw:line text:anchor-type="paragraph" draw:z-index="17" draw:name="Line 4" draw:style-name="gr9" draw:text-style-name="P1" svg:x1="1.6055in" svg:y1="2.202in" svg:x2="1.4402in" svg:y2="2.3776in"><text:p/></draw:line><draw:line text:anchor-type="paragraph" draw:z-index="18" draw:name="Line 5" draw:style-name="gr9" draw:text-style-name="P1" svg:x1="2.6929in" svg:y1="2.2902in" svg:x2="2.6055in" svg:y2="2.4213in"><text:p/></draw:line><draw:custom-shape text:anchor-type="paragraph" draw:z-index="19" draw:name="Shape 1" draw:style-name="gr20" draw:text-style-name="P1" svg:width="1.5717in" svg:height="0.9669in" svg:x="4.5728in" svg:y="-0.4571in"><text:p text:style-name="P1">Binary Search Tree<text:line-break/>after operations</text:p><draw:enhanced-geometry svg:viewBox="0 0 21600 21600" draw:text-areas="800 800 20800 20800" draw:type="round-rectangular-callout" draw:modifiers="-11019.4346289753 17909.547738693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0" draw:name="Shape 8" draw:style-name="gr19" draw:text-style-name="P1" svg:width="0.5394in" svg:height="0.5394in" svg:x="3.0173in" svg:y="4.7083in"><text:p text:style-name="P1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Shape 10" draw:style-name="gr18" draw:text-style-name="P1" svg:width="0.5717in" svg:height="0.5717in" svg:x="2.1165in" svg:y="5.49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name="Shape 11" draw:style-name="gr17" draw:text-style-name="P1" svg:width="0.5496in" svg:height="0.5496in" svg:x="1.3146in" svg:y="6.33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name="Shape 12" draw:style-name="gr16" draw:text-style-name="P1" svg:width="0.528in" svg:height="0.528in" svg:x="0.8417in" svg:y="7.3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Shape 13" draw:style-name="gr15" draw:text-style-name="P1" svg:width="0.4949in" svg:height="0.5059in" svg:x="1.7866in" svg:y="7.2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name="Shape 14" draw:style-name="gr14" draw:text-style-name="P1" svg:width="0.5606in" svg:height="0.5606in" svg:x="2.7429in" svg:y="6.323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name="Shape 15" draw:style-name="gr14" draw:text-style-name="P1" svg:width="0.5606in" svg:height="0.5606in" svg:x="2.4902in" svg:y="7.21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name="Shape 16" draw:style-name="gr13" draw:text-style-name="P1" svg:width="0.5823in" svg:height="0.5823in" svg:x="3.3028in" svg:y="7.21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name="Shape 17" draw:style-name="gr12" draw:text-style-name="P1" svg:width="0.5169in" svg:height="0.5169in" svg:x="4.0945in" svg:y="5.46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name="Shape 18" draw:style-name="gr11" draw:text-style-name="P1" svg:width="0.4724in" svg:height="0.4724in" svg:x="3.7319in" svg:y="6.193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name="Shape 19" draw:style-name="gr10" draw:text-style-name="P1" svg:width="0.4835in" svg:height="0.4835in" svg:x="4.6102in" svg:y="6.13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1" draw:name="Line 6" draw:style-name="gr9" draw:text-style-name="P1" svg:x1="2.589in" svg:y1="5.5449in" svg:x2="3.0173in" svg:y2="5.1602in"><text:p/></draw:line><draw:line text:anchor-type="paragraph" draw:z-index="32" draw:name="Line 7" draw:style-name="gr9" draw:text-style-name="P1" svg:x1="2.6in" svg:y1="5.9957in" svg:x2="2.9299in" svg:y2="6.3693in"><text:p/></draw:line><draw:line text:anchor-type="paragraph" draw:z-index="33" draw:name="Line 8" draw:style-name="gr9" draw:text-style-name="P1" svg:x1="2.9409in" svg:y1="6.8839in" svg:x2="2.8307in" svg:y2="7.2138in"><text:p/></draw:line><draw:line text:anchor-type="paragraph" draw:z-index="34" draw:name="Line 9" draw:style-name="gr9" draw:text-style-name="P1" svg:x1="3.2154in" svg:y1="6.7866in" svg:x2="3.5343in" svg:y2="7.2146in"><text:p/></draw:line><draw:line text:anchor-type="paragraph" draw:z-index="35" draw:name="Line 10" draw:style-name="gr9" draw:text-style-name="P1" svg:x1="1.798in" svg:y1="6.8193in" svg:x2="2.0287in" svg:y2="7.2795in"><text:p/></draw:line><draw:line text:anchor-type="paragraph" draw:z-index="36" draw:name="Line 11" draw:style-name="gr9" draw:text-style-name="P1" svg:x1="1.4902in" svg:y1="6.8839in" svg:x2="1.1929in" svg:y2="7.3472in"><text:p/></draw:line><draw:line text:anchor-type="paragraph" draw:z-index="37" draw:name="Line 12" draw:style-name="gr9" draw:text-style-name="P1" svg:x1="1.7866in" svg:y1="6.3909in" svg:x2="2.2039in" svg:y2="6.0063in"><text:p/></draw:line><draw:line text:anchor-type="paragraph" draw:z-index="38" draw:name="Line 13" draw:style-name="gr9" draw:text-style-name="P1" svg:x1="3.5563in" svg:y1="5.0835in" svg:x2="4.1606in" svg:y2="5.5563in"><text:p/></draw:line><draw:line text:anchor-type="paragraph" draw:z-index="39" draw:name="Line 14" draw:style-name="gr9" draw:text-style-name="P1" svg:x1="4.2701in" svg:y1="5.9075in" svg:x2="4.072in" svg:y2="6.1937in"><text:p/></draw:line><draw:line text:anchor-type="paragraph" draw:z-index="40" draw:name="Line 15" draw:style-name="gr9" draw:text-style-name="P1" svg:x1="4.5339in" svg:y1="5.8854in" svg:x2="4.7539in" svg:y2="6.1382in"><text:p/></draw:line><draw:frame text:anchor-type="paragraph" draw:z-index="41" draw:name="Text Frame 7" draw:style-name="gr5" draw:text-style-name="P2" svg:width="0.374in" svg:height="0.3295in" svg:x="4.1602in" svg:y="5.6547in"><draw:text-box><text:p text:style-name="P1">10</text:p></draw:text-box></draw:frame><draw:frame text:anchor-type="paragraph" draw:z-index="42" draw:name="Text Frame 8" draw:style-name="gr8" draw:text-style-name="P2" svg:width="0.3413in" svg:height="0.2858in" svg:x="4.6984in" svg:y="6.2398in"><draw:text-box><text:p text:style-name="P1">12</text:p></draw:text-box></draw:frame><draw:frame text:anchor-type="paragraph" draw:z-index="43" draw:name="Text Frame 9" draw:style-name="gr7" draw:text-style-name="P2" svg:width="0.2969in" svg:height="0.3079in" svg:x="3.8417in" svg:y="6.2945in"><draw:text-box><text:p text:style-name="P1">8</text:p></draw:text-box></draw:frame><draw:frame text:anchor-type="paragraph" draw:z-index="44" draw:name="Text Frame 10" draw:style-name="gr4" draw:text-style-name="P2" svg:width="0.3961in" svg:height="0.3504in" svg:x="2.2043in" svg:y="5.6457in"><draw:text-box><text:p text:style-name="P1">1</text:p></draw:text-box></draw:frame><draw:frame text:anchor-type="paragraph" draw:z-index="45" draw:name="Text Frame 11" draw:style-name="gr6" draw:text-style-name="P3" svg:width="0.4071in" svg:height="0.2969in" svg:x="1.3909in" svg:y="6.5228in"><draw:text-box><text:p text:style-name="P1">-1</text:p></draw:text-box></draw:frame><draw:frame text:anchor-type="paragraph" draw:z-index="46" draw:name="Text Frame 12" draw:style-name="gr2" draw:text-style-name="P2" svg:width="0.4287in" svg:height="0.3189in" svg:x="0.8965in" svg:y="7.4043in"><draw:text-box><text:p text:style-name="P1">-2</text:p></draw:text-box></draw:frame><draw:frame text:anchor-type="paragraph" draw:z-index="47" draw:name="Text Frame 13" draw:style-name="gr5" draw:text-style-name="P3" svg:width="0.4949in" svg:height="0.3295in" svg:x="1.7866in" svg:y="7.3602in"><draw:text-box><text:p text:style-name="P1">0</text:p></draw:text-box></draw:frame><draw:frame text:anchor-type="paragraph" draw:z-index="48" draw:name="Text Frame 14" draw:style-name="gr4" draw:text-style-name="P2" svg:width="0.5606in" svg:height="0.3504in" svg:x="2.7429in" svg:y="6.4366in"><draw:text-box><text:p text:style-name="P1">3</text:p></draw:text-box></draw:frame><draw:frame text:anchor-type="paragraph" draw:z-index="49" draw:name="Text Frame 15" draw:style-name="gr3" draw:text-style-name="P3" svg:width="0.5606in" svg:height="0.3303in" svg:x="2.4902in" svg:y="7.3161in"><draw:text-box><text:p text:style-name="P1">2</text:p></draw:text-box></draw:frame><draw:frame text:anchor-type="paragraph" draw:z-index="50" draw:name="Text Frame 16" draw:style-name="gr2" draw:text-style-name="P2" svg:width="0.6386in" svg:height="0.3189in" svg:x="3.3028in" svg:y="7.3382in"><draw:text-box><text:p text:style-name="P1">4</text:p></draw:text-box></draw:frame><draw:custom-shape text:anchor-type="paragraph" draw:z-index="51" draw:name="Shape 20" draw:style-name="gr1" draw:text-style-name="P1" svg:width="1.5169in" svg:height="0.8689in" svg:x="5.0508in" svg:y="4.4366in"><text:p text:style-name="P1">AVL Tree<text:line-break/>after operations</text:p><draw:enhanced-geometry svg:viewBox="0 0 21600 21600" draw:text-areas="800 800 20800 20800" draw:type="round-rectangular-callout" draw:modifiers="-19395.5148741419 13681.150159744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3T12:35:53.703661556</meta:creation-date>
    <dc:date>2022-06-13T13:15:14.786231184</dc:date>
    <meta:editing-duration>PT19M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3.3.2$Linux_X86_64 LibreOffice_project/30$Build-2</meta:generator>
  </office:meta>
</office:document-meta>
</file>